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mr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s" fo:country="AR" style:letter-kerning="true" style:font-name-asian="WenQuanYi Zen Hei Sharp" style:font-size-asian="12pt" style:language-asian="zh" style:country-asian="CN" style:font-name-complex="DejaVu Sans" style:font-size-complex="12pt" style:language-complex="mr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60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Constenla-Haile</meta:initial-creator>
    <meta:creation-date>2013-02-19T09:49:19</meta:creation-date>
    <meta:document-statistic meta:table-count="0" meta:image-count="0" meta:object-count="0" meta:page-count="1" meta:paragraph-count="1" meta:word-count="2" meta:character-count="12"/>
    <dc:date>2013-02-19T09:50:17</dc:date>
    <dc:creator>Ariel Constenla-Haile</dc:creator>
    <meta:editing-duration>PT1M</meta:editing-duration>
    <meta:editing-cycles>1</meta:editing-cycles>
    <meta:generator>OpenOffice.org/3.4.1$Unix OpenOffice.org_project/341m1$Build-9593</meta:generator>
  </office:meta>
</office:document-meta>
</file>